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Heading_20_1">
      <style:paragraph-properties fo:margin-top="0in" fo:margin-bottom="0in" style:contextual-spacing="false" fo:break-before="page"/>
      <style:text-properties officeooo:paragraph-rsid="001892b0"/>
    </style:style>
    <style:style style:name="P2" style:family="paragraph" style:parent-style-name="Preformatted_20_Text">
      <style:paragraph-properties fo:margin-top="0in" fo:margin-bottom="0.1965in" style:contextual-spacing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P4" style:family="paragraph" style:parent-style-name="Text_20_body">
      <style:paragraph-properties fo:padding="0in" fo:border="none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 style:master-page-name="">
      <loext:graphic-properties draw:fill="none"/>
      <style:paragraph-properties fo:margin-left="0.1799in" fo:margin-right="0in" fo:margin-top="0in" fo:margin-bottom="0.0598in" style:contextual-spacing="false" fo:line-height="115%" fo:text-indent="0in" style:auto-text-indent="false" style:page-number="auto" fo:background-color="transparent"/>
      <style:text-properties fo:color="#000000" loext:opacity="100%" fo:font-weight="bold" style:font-weight-asian="bold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top="0in" fo:margin-bottom="0.1201in" style:contextual-spacing="false"/>
      <style:text-properties fo:font-weight="bold" style:font-weight-asian="bold" style:font-weight-complex="bold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fo:font-variant="normal" fo:text-transform="none" fo:color="#ffffff" loext:opacity="100%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style:font-name="Liberation Serif" fo:font-size="12pt" fo:letter-spacing="normal" fo:font-style="normal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/>
    </style:style>
    <style:style style:name="T7" style:family="text">
      <style:text-properties style:font-name="Liberation Serif"/>
    </style:style>
    <style:style style:name="T8" style:family="text">
      <style:text-properties officeooo:rsid="0016df9b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leetcode.com/problems/sort-the-people/" text:style-name="Internet_20_link" text:visited-style-name="Visited_20_Internet_20_Link">2418. Sort the People</text:a></text:h>
      <text:p text:style-name="P4">You are given an array of strings <text:span text:style-name="Source_20_Text"><text:span text:style-name="T2">names</text:span></text:span>, and an array <text:span text:style-name="Source_20_Text"><text:span text:style-name="T2">heights</text:span></text:span> that consists of <text:span text:style-name="Strong_20_Emphasis"><text:span text:style-name="T1">distinct</text:span></text:span> positive integers. Both arrays are of length <text:span text:style-name="Source_20_Text"><text:span text:style-name="T2">n</text:span></text:span>.</text:p>
      <text:p text:style-name="P4">For each index <text:span text:style-name="Source_20_Text"><text:span text:style-name="T2">i</text:span></text:span>, <text:span text:style-name="Source_20_Text"><text:span text:style-name="T2">names[i]</text:span></text:span> and <text:span text:style-name="Source_20_Text"><text:span text:style-name="T2">heights[i]</text:span></text:span> denote the name and height of the <text:span text:style-name="Source_20_Text"><text:span text:style-name="T2">i</text:span></text:span><text:span text:style-name="Source_20_Text"><text:span text:style-name="T1">th</text:span></text:span> person.</text:p>
      <text:p text:style-name="P4">Return <text:span text:style-name="Source_20_Text"><text:span text:style-name="T2">names</text:span></text:span><text:span text:style-name="Emphasis"><text:span text:style-name="T1"> sorted in </text:span></text:span><text:span text:style-name="Emphasis"><text:span text:style-name="Strong_20_Emphasis"><text:span text:style-name="T1">descending</text:span></text:span></text:span><text:span text:style-name="Emphasis"><text:span text:style-name="T1"> order by the people's heights</text:span></text:span>.</text:p>
      <text:p text:style-name="P4"> </text:p>
      <text:p text:style-name="P4"><text:span text:style-name="Strong_20_Emphasis"><text:span text:style-name="T1">Example 1:</text:span></text:span></text:p>
      <text:p text:style-name="P3"><text:span text:style-name="Strong_20_Emphasis"><text:span text:style-name="T1">Input:</text:span></text:span> names = ["Mary","John","Emma"], heights = [180,165,170]</text:p>
      <text:p text:style-name="P3"><text:span text:style-name="Strong_20_Emphasis"><text:span text:style-name="T1">Output:</text:span></text:span> ["Mary","Emma","John"]</text:p>
      <text:p text:style-name="P2"><text:span text:style-name="Strong_20_Emphasis"><text:span text:style-name="T1">Explanation:</text:span></text:span> Mary is the tallest, followed by Emma and John.</text:p>
      <text:p text:style-name="P4"><text:span text:style-name="Strong_20_Emphasis"><text:span text:style-name="T1">Example 2:</text:span></text:span></text:p>
      <text:p text:style-name="P3"><text:span text:style-name="Strong_20_Emphasis"><text:span text:style-name="T1">Input:</text:span></text:span> names = ["Alice","Bob","Bob"], heights = [155,185,150]</text:p>
      <text:p text:style-name="P3"><text:span text:style-name="Strong_20_Emphasis"><text:span text:style-name="T1">Output:</text:span></text:span> ["Bob","Alice","Bob"]</text:p>
      <text:p text:style-name="P2"><text:span text:style-name="Strong_20_Emphasis"><text:span text:style-name="T1">Explanation:</text:span></text:span> The first Bob is the tallest, followed by Alice and the second Bob.</text:p>
      <text:p text:style-name="P5">/*</text:p>
      <text:p text:style-name="P6"><text:span text:style-name="T5">construct an array over pair (height, name)</text:span><text:span text:style-name="T7"><text:line-break/></text:span><text:span text:style-name="T5">Then sort it wrt greater.</text:span><text:span text:style-name="T7"><text:line-break/></text:span><text:span text:style-name="T5">Reuse names to return the answer.</text:span></text:p>
      <text:p text:style-name="P5"><text:s text:c="4"/>Time complexity: O(n+nlogn+n)=O(nlogn)</text:p>
      <text:p text:style-name="P5"><text:s text:c="4"/>Extra space complexity: O(2n<text:span text:style-name="T8">+logn</text:span>)</text:p>
      <text:p text:style-name="P5">*/</text:p>
      <text:p text:style-name="P5">class Solution {</text:p>
      <text:p text:style-name="P5">public:</text:p>
      <text:p text:style-name="P5"><text:s text:c="4"/>std::vector&lt;std::string&gt; sortPeople(std::vector&lt;string&gt;&amp; names, std::vector&lt;int&gt;&amp; heights) {</text:p>
      <text:p text:style-name="P5"><text:s text:c="8"/>std::vector&lt;std::pair&lt;int,std::string&gt;&gt; heights_names;</text:p>
      <text:p text:style-name="P5"><text:s text:c="8"/>int n=names.size();</text:p>
      <text:p text:style-name="P5"><text:s text:c="8"/>for(int i=0;i&lt;n;++i) heights_names.push_back({heights[i],names[i]});</text:p>
      <text:p text:style-name="P5"><text:s text:c="8"/>std::sort(heights_names.begin(),heights_names.end(),std::greater&lt;&gt;());</text:p>
      <text:p text:style-name="P5"><text:s text:c="8"/>for(int i=0;i&lt;n;++i) names[i]=heights_names[i].second;</text:p>
      <text:p text:style-name="P5"><text:s text:c="8"/>return names;</text:p>
      <text:p text:style-name="P5"><text:s text:c="4"/>}</text:p>
      <text:p text:style-name="P5">};</text:p>
      <text:h text:style-name="P1" text:outline-level="1"><text:a xlink:type="simple" xlink:href="https://leetcode.com/problems/sort-the-people/" text:style-name="Internet_20_link" text:visited-style-name="Visited_20_Internet_20_Link">2418. Sort the People</text:a></text:h>
      <text:p text:style-name="P5">/*</text:p>
      <text:p text:style-name="P5"><text:s/><text:span text:style-name="T9"><text:s text:c="3"/>Pack each height with its correspondant index (height[i],i)</text:span></text:p>
      <text:p text:style-name="P7"><text:s text:c="4"/>sort the packed data (based on height)</text:p>
      <text:p text:style-name="P8"><text:s text:c="4"/>unpack tbe data, ino order to put each name in unpakded i, in its correct position </text:p>
      <text:p text:style-name="P5"><text:s text:c="4"/>Time complexity: O(n+nlogn+n)=O(nlogn)</text:p>
      <text:p text:style-name="P5"><text:s text:c="4"/>Extra space complexity: O(n+logn)</text:p>
      <text:p text:style-name="P5">*/</text:p>
      <text:p text:style-name="P5">class Solution {</text:p>
      <text:p text:style-name="P5">public:</text:p>
      <text:p text:style-name="P5"><text:s text:c="4"/>std::vector&lt;std::string&gt; sortPeople(std::vector&lt;string&gt;&amp; names, std::vector&lt;int&gt;&amp; heights) {</text:p>
      <text:p text:style-name="P5"><text:s text:c="8"/>const int n=names.size();</text:p>
      <text:p text:style-name="P5"><text:s text:c="8"/>for(int i=0; i&lt;n; i++) heights[i]=((heights[i]&lt;&lt;10)|i);</text:p>
      <text:p text:style-name="P5"><text:s text:c="7"/></text:p>
      <text:p text:style-name="P5"><text:s text:c="8"/>sort(heights.begin(), heights.end(), greater&lt;&gt;());</text:p>
      <text:p text:style-name="P5"><text:s text:c="8"/></text:p>
      <text:p text:style-name="P5"><text:s text:c="8"/>vector&lt;string&gt; ans(n);</text:p>
      <text:p text:style-name="P5"><text:s text:c="8"/>for(int i=0; i&lt;n; i++) ans[i]=names[heights[i]&amp;1023];</text:p>
      <text:p text:style-name="P5"><text:s text:c="8"/>return ans; </text:p>
      <text:p text:style-name="P5"><text:s text:c="4"/>}</text:p>
      <text:p text:style-name="P5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06:59:20.379120795</meta:creation-date>
    <dc:date>2024-07-22T09:18:05.454903281</dc:date>
    <meta:editing-duration>PT2H18M45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51" meta:word-count="229" meta:character-count="1993" meta:non-whitespace-character-count="1653"/>
  </office:meta>
</office:document-meta>
</file>